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Name:</text:span> Captain Elena Rodriguez</text:p>
      <text:p text:style-name="Text_20_body"><text:span text:style-name="Strong_20_Emphasis">Occupation:</text:span> Submarine Captain and Marine Navigator</text:p>
      <text:p text:style-name="Text_20_body"><text:span text:style-name="Strong_20_Emphasis">Age:</text:span> Early 40s</text:p>
      <text:p text:style-name="Standard"/>
      <text:h text:style-name="Heading_20_4" text:outline-level="4">Letter 1: From Captain Elena Rodriguez to Dr. Samuel Thorne (Before the Abyssus Mission)</text:h>
      <text:p text:style-name="Text_20_body"><text:span text:style-name="Strong_20_Emphasis">Date:</text:span> January 3, 20XX</text:p>
      <text:p text:style-name="Text_20_body"><text:span text:style-name="Strong_20_Emphasis">To:</text:span> Dr. Samuel Thorne</text:p>
      <text:p text:style-name="Text_20_body">Dear Samuel,</text:p>
      <text:p text:style-name="Text_20_body">I hope this message finds you well. As we prepare for the Abyssus mission, I wanted to take a moment to express my confidence in our team and our objectives. Your vision and dedication to uncovering the secrets of the deep sea are truly inspiring.</text:p>
      <text:p text:style-name="Text_20_body">I've reviewed the mission plans and navigation charts, and I believe we are well-prepared for the challenges ahead. Please let me know if there are any specific areas you'd like me to focus on during our preparations.</text:p>
      <text:p text:style-name="Text_20_body">Looking forward to working alongside you and making groundbreaking discoveries.</text:p>
      <text:p text:style-name="Text_20_body">Best regards, Elena</text:p>
      <text:p text:style-name="Horizontal_20_Line"/>
      <text:h text:style-name="Heading_20_4" text:outline-level="4">Reply from Dr. Samuel Thorne to Captain Elena Rodriguez</text:h>
      <text:p text:style-name="Text_20_body"><text:span text:style-name="Strong_20_Emphasis">Date:</text:span> January 5, 20XX</text:p>
      <text:p text:style-name="Text_20_body"><text:span text:style-name="Strong_20_Emphasis">To:</text:span> Captain Elena Rodriguez</text:p>
      <text:p text:style-name="Text_20_body">Dear Elena,</text:p>
      <text:p text:style-name="Text_20_body">Thank you for your letter. Your confidence and thorough preparation are incredibly reassuring as we embark on this ambitious mission. Your expertise in submarine navigation and leadership will be invaluable to our success.</text:p>
      <text:p text:style-name="Text_20_body">I trust your judgment completely and am confident that under your command, we will navigate any challenges that come our way. Let's schedule a meeting next week to go over the final details and ensure we are fully aligned.</text:p>
      <text:p text:style-name="Text_20_body">Together, we will achieve great things.</text:p>
      <text:p text:style-name="Text_20_body">Best, Samuel</text:p>
      <text:p text:style-name="Horizontal_20_Line"/>
      <text:h text:style-name="Heading_20_4" text:outline-level="4">Letter 2: From Captain Elena Rodriguez to Dr. Samuel Thorne (During the Abyssus Mission)</text:h>
      <text:p text:style-name="Text_20_body"><text:span text:style-name="Strong_20_Emphasis">Date:</text:span> March 12, 20XX</text:p>
      <text:p text:style-name="Text_20_body"><text:span text:style-name="Strong_20_Emphasis">To:</text:span> Dr. Samuel Thorne</text:p>
      <text:p text:style-name="Text_20_body">Dear Samuel,</text:p>
      <text:p text:style-name="Text_20_body"><text:soft-page-break/>As we delve deeper into the sea dungeons, I wanted to touch base and provide an update on our progress. The crew is performing exceptionally well, and we are maintaining our course with precision. However, I've noticed increasing stress levels among some of the team due to the prolonged isolation and high-pressure environment.</text:p>
      <text:p text:style-name="Text_20_body">I recommend we hold a crew meeting to address any concerns and reinforce our mission objectives. It's important to keep morale high and ensure everyone feels supported.</text:p>
      <text:p text:style-name="Text_20_body">Please let me know your thoughts.</text:p>
      <text:p text:style-name="Text_20_body">Best regards, Elena</text:p>
      <text:p text:style-name="Horizontal_20_Line"/>
      <text:h text:style-name="Heading_20_4" text:outline-level="4">Reply from Dr. Samuel Thorne to Captain Elena Rodriguez</text:h>
      <text:p text:style-name="Text_20_body"><text:span text:style-name="Strong_20_Emphasis">Date:</text:span> March 15, 20XX</text:p>
      <text:p text:style-name="Text_20_body"><text:span text:style-name="Strong_20_Emphasis">To:</text:span> Captain Elena Rodriguez</text:p>
      <text:p text:style-name="Text_20_body">Dear Elena,</text:p>
      <text:p text:style-name="Text_20_body">Thank you for the update and your keen observation regarding the crew's morale. I agree that a meeting to address concerns and reinforce our objectives is a good idea. Maintaining the mental and emotional well-being of our team is just as important as our scientific goals.</text:p>
      <text:p text:style-name="Text_20_body">Let's coordinate a time for the meeting and ensure we have a plan to address any issues that arise. Your leadership in this matter is greatly appreciated.</text:p>
      <text:p text:style-name="Text_20_body">Best, Samuel</text:p>
      <text:p text:style-name="Horizontal_20_Line"/>
      <text:h text:style-name="Heading_20_4" text:outline-level="4">Letter 3: From Captain Elena Rodriguez to Dr. Samuel Thorne (Before the Incident)</text:h>
      <text:p text:style-name="Text_20_body"><text:span text:style-name="Strong_20_Emphasis">Date:</text:span> April 10, 20XX</text:p>
      <text:p text:style-name="Text_20_body"><text:span text:style-name="Strong_20_Emphasis">To:</text:span> Dr. Samuel Thorne</text:p>
      <text:p text:style-name="Text_20_body">Dear Samuel,</text:p>
      <text:p text:style-name="Text_20_body">We are approaching a critical phase in our mission, and I wanted to ensure we are fully prepared for any eventualities. The recent seismic activity has raised some concerns about the structural integrity of the Abyssus. I've initiated additional safety checks and reinforced key sections as a precaution.</text:p>
      <text:p text:style-name="Text_20_body">Additionally, I've noticed some anomalies in the radar system that may warrant further investigation. Let's discuss these issues during our next briefing to ensure we are all on the same page and ready to respond to any challenges.</text:p>
      <text:p text:style-name="Text_20_body">Best regards, Elena</text:p>
      <text:p text:style-name="Horizontal_20_Line"/>
      <text:h text:style-name="Heading_20_4" text:outline-level="4">Reply from Dr. Samuel Thorne to Captain Elena Rodriguez</text:h>
      <text:p text:style-name="Text_20_body"><text:span text:style-name="Strong_20_Emphasis">Date:</text:span> April 12, 20XX</text:p>
      <text:p text:style-name="Text_20_body"><text:span text:style-name="Strong_20_Emphasis">To:</text:span> Captain Elena Rodriguez</text:p>
      <text:p text:style-name="Text_20_body"><text:soft-page-break/>Dear Elena,</text:p>
      <text:p text:style-name="Text_20_body">Thank you for your proactive measures and detailed observations. The safety checks and reinforcements are wise precautions given the recent seismic activity. I'll review the radar anomalies and gather the necessary data for our next briefing.</text:p>
      <text:p text:style-name="Text_20_body">Your diligence and leadership are crucial to our mission's success. Let's ensure we address these issues comprehensively to maintain our course and safety.</text:p>
      <text:p text:style-name="Text_20_body">Looking forward to our discussion.</text:p>
      <text:p text:style-name="Text_20_body">Best, Samue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7T08:58:51.911000000</meta:creation-date>
    <dc:date>2024-07-07T08:59:22.034000000</dc:date>
    <meta:editing-duration>PT30S</meta:editing-duration>
    <meta:editing-cycles>1</meta:editing-cycles>
    <meta:document-statistic meta:table-count="0" meta:image-count="0" meta:object-count="0" meta:page-count="3" meta:paragraph-count="49" meta:word-count="635" meta:character-count="3891" meta:non-whitespace-character-count="3305"/>
    <meta:generator>LibreOffice/24.2.2.2$Windows_X86_64 LibreOffice_project/d56cc158d8a96260b836f100ef4b4ef25d6f1a01</meta:generator>
  </office:meta>
</office:document-meta>
</file>